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4528in"/>
    </style:style>
    <style:style style:name="co12" style:family="table-column">
      <style:table-column-properties fo:break-before="auto" style:column-width="1.9591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4055in"/>
    </style:style>
    <style:style style:name="co6" style:family="table-column">
      <style:table-column-properties fo:break-before="auto" style:column-width="0.3626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0.5264in"/>
    </style:style>
    <style:style style:name="co9" style:family="table-column">
      <style:table-column-properties fo:break-before="auto" style:column-width="0.6063in"/>
    </style:style>
    <style:style style:name="co10" style:family="table-column">
      <style:table-column-properties fo:break-before="auto" style:column-width="0.5807in"/>
    </style:style>
    <style:style style:name="co13" style:family="table-column">
      <style:table-column-properties fo:break-before="auto" style:column-width="0.3819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0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1189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none" fo:border-left="0.0008in solid #000000" fo:border-right="none" fo:border-top="0.0008in solid #000000"/>
    </style:style>
    <style:style style:name="ce44" style:family="table-cell" style:parent-style-name="Default">
      <style:table-cell-properties fo:border-bottom="none" fo:border-left="0.0008in solid #000000" fo:border-right="none" fo:border-top="none"/>
    </style:style>
    <style:style style:name="ce45" style:family="table-cell" style:parent-style-name="Default">
      <style:table-cell-properties fo:border-bottom="0.0008in solid #000000" fo:border-left="0.0008in solid #000000" fo:border-right="none" fo:border-top="none"/>
    </style:style>
    <style:style style:name="ce46" style:family="table-cell" style:parent-style-name="Default">
      <style:table-cell-properties fo:border-bottom="none" fo:border-left="none" fo:border-right="none" fo:border-top="0.0008in solid 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fo:border-bottom="0.0346in solid #000000" style:text-align-source="fix" style:repeat-content="false" fo:border-left="0.0346in solid #000000" fo:border-right="none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346in solid #000000" fo:border-right="none" fo:border-top="none"/>
      <style:paragraph-properties fo:text-align="start" fo:margin-left="0in"/>
    </style:style>
    <style:style style:name="ce15" style:family="table-cell" style:parent-style-name="Default">
      <style:table-cell-properties fo:border-bottom="none" fo:border-left="0.0346in solid #000000" fo:border-right="none" fo:border-top="none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order-bottom="0.0346in solid #000000" style:text-align-source="fix" style:repeat-content="false" fo:border-left="none" fo:border-right="none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 style:data-style-name="N103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30" style:family="table-cell" style:parent-style-name="Default" style:data-style-name="N11"/>
    <style:style style:name="ce31" style:family="table-cell" style:parent-style-name="Default">
      <style:table-cell-properties fo:border-bottom="0.0346in solid #000000" fo:background-color="#000000" style:text-align-source="fix" style:repeat-content="false" fo:border-left="none" fo:border-right="none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</style:style>
    <style:style style:name="ce33" style:family="table-cell" style:parent-style-name="Default">
      <style:table-cell-properties fo:border-bottom="0.0346in solid #000000" fo:background-color="#000000" style:text-align-source="fix" style:repeat-content="false" fo:border-left="none" fo:border-right="none" fo:border-top="none"/>
      <style:paragraph-properties fo:text-align="center" fo:margin-left="0in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346in solid #000000" fo:border-right="0.013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40" style:family="table-cell" style:parent-style-name="Default" style:data-style-name="N126">
      <style:table-cell-properties fo:border-bottom="none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41" style:family="table-cell" style:parent-style-name="Default" style:data-style-name="N126">
      <style:table-cell-properties fo:border-bottom="0.0346in solid 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346in solid #000000" fo:background-color="#000000" style:text-align-source="fix" style:repeat-content="false" fo:border-left="0.0138in solid #000000" fo:border-right="0.0346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ackground-color="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0.0346in solid #000000" fo:background-color="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0.0346in solid #000000" style:text-align-source="fix" style:repeat-content="false" fo:border-left="none" fo:border-right="0.0138in solid #000000" style:rotation-angle="45" fo:border-top="0.0346in solid #000000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0.0138in solid #000000" fo:border-top="none"/>
      <style:paragraph-properties fo:text-align="center" fo:margin-left="0in"/>
    </style:style>
    <style:style style:name="ce55" style:family="table-cell" style:parent-style-name="Default">
      <style:table-cell-properties fo:border-bottom="0.0346in solid #000000" style:text-align-source="fix" style:repeat-content="false" fo:border-left="none" fo:border-right="0.0138in solid #000000" fo:border-top="none"/>
      <style:paragraph-properties fo:text-align="center" fo:margin-left="0in"/>
    </style:style>
    <style:style style:name="ce56" style:family="table-cell" style:parent-style-name="Default" style:data-style-name="N126">
      <style:table-cell-properties fo:border-bottom="none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7" style:family="table-cell" style:parent-style-name="Default" style:data-style-name="N126">
      <style:table-cell-properties fo:border-bottom="0.0346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8" style:family="table-cell" style:parent-style-name="Default" style:data-style-name="N1">
      <style:table-cell-properties fo:border-bottom="none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ce59" style:family="table-cell" style:parent-style-name="Default" style:data-style-name="N1">
      <style:table-cell-properties fo:border-bottom="0.0346in solid #000000" style:text-align-source="fix" style:repeat-content="false" fo:border-left="0.0138in solid #000000" fo:border-right="0.0346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Item" table:style-name="ta1" table:print="false">
        <table:table-column table:style-name="co3" table:default-cell-style-name="Default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6" table:number-columns-repeated="4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6" table:default-cell-style-name="Default"/>
        <table:table-column table:style-name="co6" table:visibility="collapse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0" table:visibility="collapse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row table:style-name="ro1">
          <table:table-cell table:style-name="ce10" office:value-type="string">
            <text:p>Masterwork</text:p>
          </table:table-cell>
          <table:table-cell table:style-name="ce17"/>
          <table:table-cell table:number-columns-repeated="2"/>
          <table:table-cell table:style-name="ce17"/>
          <table:table-cell table:number-columns-repeated="18"/>
        </table:table-row>
        <table:table-row table:style-name="ro1">
          <table:table-cell table:style-name="ce10" office:value-type="string">
            <text:p>Material</text:p>
          </table:table-cell>
          <table:table-cell table:style-name="ce18"/>
          <table:table-cell table:number-columns-repeated="3"/>
          <table:table-cell table:style-name="ce17" table:number-columns-repeated="2"/>
          <table:table-cell/>
          <table:table-cell table:style-name="ce20" table:number-columns-repeated="11"/>
          <table:table-cell table:style-name="ce17" table:number-columns-repeated="3"/>
          <table:table-cell/>
        </table:table-row>
        <table:table-row table:style-name="ro1">
          <table:table-cell table:style-name="ce11" office:value-type="string">
            <text:p>Similar?</text:p>
          </table:table-cell>
          <table:table-cell table:style-name="ce17" office:value-type="string">
            <text:p>Y</text:p>
          </table:table-cell>
          <table:table-cell table:number-columns-repeated="2"/>
          <table:table-cell table:style-name="ce30"/>
          <table:table-cell table:style-name="ce17" table:number-columns-repeated="2"/>
          <table:table-cell/>
          <table:table-cell table:style-name="ce20" table:number-columns-repeated="11"/>
          <table:table-cell table:style-name="ce17" table:number-columns-repeated="3"/>
          <table:table-cell/>
        </table:table-row>
        <table:table-row table:style-name="ro1">
          <table:table-cell table:style-name="ce11" office:value-type="string">
            <text:p>Class/item Restrict</text:p>
          </table:table-cell>
          <table:table-cell table:style-name="ce17"/>
          <table:table-cell table:number-columns-repeated="2"/>
          <table:table-cell table:style-name="ce30"/>
          <table:table-cell table:style-name="ce17" table:number-columns-repeated="2"/>
          <table:table-cell/>
          <table:table-cell table:style-name="ce20" table:number-columns-repeated="11"/>
          <table:table-cell table:style-name="ce17" table:number-columns-repeated="3"/>
          <table:table-cell/>
        </table:table-row>
        <table:table-row table:style-name="ro1">
          <table:table-cell table:style-name="ce11" office:value-type="string">
            <text:p># Quasi</text:p>
          </table:table-cell>
          <table:table-cell table:style-name="ce17" office:value-type="float" office:value="3">
            <text:p>3</text:p>
          </table:table-cell>
          <table:table-cell table:style-name="ce23" table:formula="of:=1-([.B5]*0.25)" office:value-type="percentage" office:value="0.25" table:number-columns-spanned="2" table:number-rows-spanned="1">
            <text:p>25%</text:p>
          </table:table-cell>
          <table:covered-table-cell/>
          <table:table-cell table:style-name="ce30"/>
          <table:table-cell table:style-name="ce17" table:number-columns-repeated="2"/>
          <table:table-cell/>
          <table:table-cell table:style-name="ce20" table:number-columns-repeated="11"/>
          <table:table-cell table:style-name="ce17" table:number-columns-repeated="3"/>
          <table:table-cell/>
        </table:table-row>
        <table:table-row table:style-name="ro3">
          <table:table-cell table:style-name="ce13" office:value-type="string">
            <text:p>Power</text:p>
          </table:table-cell>
          <table:table-cell table:style-name="ce19" office:value-type="string">
            <text:p>Rate</text:p>
          </table:table-cell>
          <table:table-cell table:style-name="ce24" office:value-type="string">
            <text:p>Spell Level</text:p>
          </table:table-cell>
          <table:table-cell table:style-name="ce27" office:value-type="string">
            <text:p>Caster Level</text:p>
          </table:table-cell>
          <table:table-cell table:style-name="ce31" office:value-type="string">
            <text:p>Base Subtotal</text:p>
          </table:table-cell>
          <table:table-cell table:style-name="ce24" office:value-type="string">
            <text:p>Duration</text:p>
          </table:table-cell>
          <table:table-cell table:style-name="ce27" office:value-type="string">
            <text:p>Duration Mod</text:p>
          </table:table-cell>
          <table:table-cell table:style-name="ce24" office:value-type="string">
            <text:p># Per Day</text:p>
          </table:table-cell>
          <table:table-cell table:style-name="ce27" office:value-type="string">
            <text:p>Per Day Mod</text:p>
          </table:table-cell>
          <table:table-cell table:style-name="ce24" office:value-type="string">
            <text:p>Materials GP</text:p>
          </table:table-cell>
          <table:table-cell table:style-name="ce27" office:value-type="string">
            <text:p>Material Multiplier</text:p>
          </table:table-cell>
          <table:table-cell table:style-name="ce31" office:value-type="string">
            <text:p>Materials Subtotal</text:p>
          </table:table-cell>
          <table:table-cell table:style-name="ce24" office:value-type="string">
            <text:p>Combined Effect</text:p>
          </table:table-cell>
          <table:table-cell table:style-name="ce37" office:value-type="string">
            <text:p>Group 1</text:p>
          </table:table-cell>
          <table:table-cell table:style-name="ce37" office:value-type="string">
            <text:p>Group 2</text:p>
          </table:table-cell>
          <table:table-cell table:style-name="ce37" office:value-type="string">
            <text:p>Group 3</text:p>
          </table:table-cell>
          <table:table-cell table:style-name="ce27" office:value-type="string">
            <text:p>Modifier</text:p>
          </table:table-cell>
          <table:table-cell table:style-name="ce24" office:value-type="string">
            <text:p>XP</text:p>
          </table:table-cell>
          <table:table-cell table:style-name="ce50" office:value-type="string">
            <text:p>XP Subtotal</text:p>
          </table:table-cell>
          <table:table-cell table:style-name="ce53" office:value-type="string">
            <text:p>Magic Effect Subtotal</text:p>
          </table:table-cell>
          <table:table-cell table:style-name="ce37" office:value-type="string">
            <text:p>Quantity</text:p>
          </table:table-cell>
          <table:table-cell table:style-name="ce37" office:value-type="string">
            <text:p>Similar</text:p>
          </table:table-cell>
          <table:table-cell table:style-name="ce27" office:value-type="string">
            <text:p>Total</text:p>
          </table:table-cell>
        </table:table-row>
        <table:table-row table:style-name="ro1">
          <table:table-cell table:style-name="ce14" office:value-type="string">
            <text:p>Prestidigitation</text:p>
          </table:table-cell>
          <table:table-cell table:style-name="ce20" office:value-type="float" office:value="1800">
            <text:p>1800</text:p>
          </table:table-cell>
          <table:table-cell table:style-name="ce25" office:value-type="float" office:value="0.5">
            <text:p>0.5</text:p>
          </table:table-cell>
          <table:table-cell table:style-name="ce28" table:formula="of:=MAX([.C7]*2-1;1)" office:value-type="float" office:value="1">
            <text:p>1</text:p>
          </table:table-cell>
          <table:table-cell table:style-name="ce32" table:formula="of:=[.B7]*[.C7]*[.D7]" office:value-type="float" office:value="900">
            <text:p>900</text:p>
          </table:table-cell>
          <table:table-cell/>
          <table:table-cell table:style-name="ce28" table:formula="of:=IF(ISBLANK([.F7]);1;VLOOKUP([.F7];[Lookups.$A$9:.$B$14];2))" office:value-type="float" office:value="1">
            <text:p>1</text:p>
          </table:table-cell>
          <table:table-cell table:style-name="ce25"/>
          <table:table-cell table:style-name="ce28" table:formula="of:=IF([.H7]&gt;0;(5/[.H7]);1)" office:value-type="float" office:value="1">
            <text:p>1</text:p>
          </table:table-cell>
          <table:table-cell table:style-name="ce25"/>
          <table:table-cell table:style-name="ce28" table:formula="of:=IF([.B7]&gt;100;IF([.H7]&gt;0;50;100);MAX([.U7];1))" office:value-type="float" office:value="100">
            <text:p>100</text:p>
          </table:table-cell>
          <table:table-cell table:style-name="ce32" table:formula="of:=[.J7]*[.K7]" office:value-type="float" office:value="0">
            <text:p>0</text:p>
          </table:table-cell>
          <table:table-cell table:style-name="ce25"/>
          <table:table-cell table:style-name="ce38" table:formula="of:=IF(AND(ISNUMBER([.$M7]);[.$M7]=1) ;COUNTIF([.$M$7:.$M$17];&quot;=1&quot;);0)" office:value-type="float" office:value="0">
            <text:p>0</text:p>
          </table:table-cell>
          <table:table-cell table:style-name="ce38" table:formula="of:=IF(AND(ISNUMBER([.$M7]);[.$M7]=2) ;COUNTIF([.$M$7:.$M$17];&quot;=2&quot;);0)" office:value-type="float" office:value="0">
            <text:p>0</text:p>
          </table:table-cell>
          <table:table-cell table:style-name="ce38" table:formula="of:=IF(AND(ISNUMBER([.$M7]);[.$M7]=3) ;COUNTIF([.$M$7:.$M$17];&quot;=3&quot;);0)" office:value-type="float" office:value="0">
            <text:p>0</text:p>
          </table:table-cell>
          <table:table-cell table:style-name="ce40" table:formula="of:=IF(ISBLANK([.M7]);1;1/SUM([.N7:.P7]))" office:value-type="float" office:value="1">
            <text:p>1</text:p>
          </table:table-cell>
          <table:table-cell table:style-name="ce25"/>
          <table:table-cell table:style-name="ce51" table:formula="of:=[.R7]*5*[.K7]" office:value-type="float" office:value="0">
            <text:p>0</text:p>
          </table:table-cell>
          <table:table-cell table:style-name="ce54" table:formula="of:=([.E7]+[.L7]+[.S7])*[.G7]/[.I7]*[.Q7]" office:value-type="float" office:value="900">
            <text:p>900</text:p>
          </table:table-cell>
          <table:table-cell table:style-name="ce38"/>
          <table:table-cell table:style-name="ce56" table:formula="of:=IF(ISBLANK([.$B$3]);1;IF(RANK([.T7];[.$T$7:.$T$17];0)=1;1;IF(RANK([.T7];[.$T$7:.$T$17];0)=2;0.75;0.5)))" office:value-type="float" office:value="0.5">
            <text:p>.5</text:p>
          </table:table-cell>
          <table:table-cell table:style-name="ce58" table:formula="of:=ROUND([.T7]*MAX([.U7];1)*[.V7];0)" office:value-type="float" office:value="450">
            <text:p>450</text:p>
          </table:table-cell>
        </table:table-row>
        <table:table-row table:style-name="ro1">
          <table:table-cell table:style-name="ce15" office:value-type="string">
            <text:p>Mage hand</text:p>
          </table:table-cell>
          <table:table-cell table:style-name="ce17" office:value-type="float" office:value="1800">
            <text:p>1800</text:p>
          </table:table-cell>
          <table:table-cell table:style-name="ce25" office:value-type="float" office:value="0.5">
            <text:p>0.5</text:p>
          </table:table-cell>
          <table:table-cell table:style-name="ce28" table:formula="of:=MAX([.C8]*2-1;1)" office:value-type="float" office:value="1">
            <text:p>1</text:p>
          </table:table-cell>
          <table:table-cell table:style-name="ce32" table:formula="of:=[.B8]*[.C8]*[.D8]" office:value-type="float" office:value="900">
            <text:p>900</text:p>
          </table:table-cell>
          <table:table-cell table:style-name="ce25"/>
          <table:table-cell table:style-name="ce28" table:formula="of:=IF(ISBLANK([.F8]);1;VLOOKUP([.F8];[Lookups.$A$9:.$B$14];2))" office:value-type="float" office:value="1">
            <text:p>1</text:p>
          </table:table-cell>
          <table:table-cell table:style-name="ce25"/>
          <table:table-cell table:style-name="ce28" table:formula="of:=IF([.H8]&gt;0;(5/[.H8]);1)" office:value-type="float" office:value="1">
            <text:p>1</text:p>
          </table:table-cell>
          <table:table-cell table:style-name="ce25"/>
          <table:table-cell table:style-name="ce28" table:formula="of:=IF([.B8]&gt;100;IF([.H8]&gt;0;50;100);MAX([.U8];1))" office:value-type="float" office:value="100">
            <text:p>100</text:p>
          </table:table-cell>
          <table:table-cell table:style-name="ce32" table:formula="of:=[.J8]*[.K8]" office:value-type="float" office:value="0">
            <text:p>0</text:p>
          </table:table-cell>
          <table:table-cell table:style-name="ce25"/>
          <table:table-cell table:style-name="ce38" table:formula="of:=IF(AND(ISNUMBER([.$M8]);[.$M8]=1) ;COUNTIF([.$M$7:.$M$17];&quot;=1&quot;);0)" office:value-type="float" office:value="0">
            <text:p>0</text:p>
          </table:table-cell>
          <table:table-cell table:style-name="ce38" table:formula="of:=IF(AND(ISNUMBER([.$M8]);[.$M8]=2) ;COUNTIF([.$M$7:.$M$17];&quot;=2&quot;);0)" office:value-type="float" office:value="0">
            <text:p>0</text:p>
          </table:table-cell>
          <table:table-cell table:style-name="ce38" table:formula="of:=IF(AND(ISNUMBER([.$M8]);[.$M8]=3) ;COUNTIF([.$M$7:.$M$17];&quot;=3&quot;);0)" office:value-type="float" office:value="0">
            <text:p>0</text:p>
          </table:table-cell>
          <table:table-cell table:style-name="ce40" table:formula="of:=IF(ISBLANK([.M8]);1;1/SUM([.N8:.P8]))" office:value-type="float" office:value="1">
            <text:p>1</text:p>
          </table:table-cell>
          <table:table-cell table:style-name="ce25"/>
          <table:table-cell table:style-name="ce51" table:formula="of:=[.R8]*5*[.K8]" office:value-type="float" office:value="0">
            <text:p>0</text:p>
          </table:table-cell>
          <table:table-cell table:style-name="ce54" table:formula="of:=([.E8]+[.L8]+[.S8])*[.G8]/[.I8]*[.Q8]" office:value-type="float" office:value="900">
            <text:p>900</text:p>
          </table:table-cell>
          <table:table-cell table:style-name="ce38"/>
          <table:table-cell table:style-name="ce56" table:formula="of:=IF(ISBLANK([.$B$3]);1;IF(RANK([.T8];[.$T$7:.$T$17];0)=1;1;IF(RANK([.T8];[.$T$7:.$T$17];0)=2;0.75;0.5)))" office:value-type="float" office:value="0.5">
            <text:p>.5</text:p>
          </table:table-cell>
          <table:table-cell table:style-name="ce58" table:formula="of:=ROUND([.T8]*MAX([.U8];1)*[.V8];0)" office:value-type="float" office:value="450">
            <text:p>450</text:p>
          </table:table-cell>
        </table:table-row>
        <table:table-row table:style-name="ro5">
          <table:table-cell table:style-name="ce15" office:value-type="string">
            <text:p>Slient Image</text:p>
          </table:table-cell>
          <table:table-cell table:style-name="ce17" office:value-type="float" office:value="1800">
            <text:p>1800</text:p>
          </table:table-cell>
          <table:table-cell table:style-name="ce25" office:value-type="float" office:value="2">
            <text:p>2</text:p>
          </table:table-cell>
          <table:table-cell table:style-name="ce28" table:formula="of:=MAX([.C9]*2-1;1)" office:value-type="float" office:value="3">
            <text:p>3</text:p>
          </table:table-cell>
          <table:table-cell table:style-name="ce32" table:formula="of:=[.B9]*[.C9]*[.D9]" office:value-type="float" office:value="10800">
            <text:p>10800</text:p>
          </table:table-cell>
          <table:table-cell table:style-name="ce25"/>
          <table:table-cell table:style-name="ce28" table:formula="of:=IF(ISBLANK([.F9]);1;VLOOKUP([.F9];[Lookups.$A$9:.$B$14];2))" office:value-type="float" office:value="1">
            <text:p>1</text:p>
          </table:table-cell>
          <table:table-cell table:style-name="ce25"/>
          <table:table-cell table:style-name="ce28" table:formula="of:=IF([.H9]&gt;0;(5/[.H9]);1)" office:value-type="float" office:value="1">
            <text:p>1</text:p>
          </table:table-cell>
          <table:table-cell table:style-name="ce25"/>
          <table:table-cell table:style-name="ce28" table:formula="of:=IF([.B9]&gt;100;IF([.H9]&gt;0;50;100);MAX([.U9];1))" office:value-type="float" office:value="100">
            <text:p>100</text:p>
          </table:table-cell>
          <table:table-cell table:style-name="ce32" table:formula="of:=[.J9]*[.K9]" office:value-type="float" office:value="0">
            <text:p>0</text:p>
          </table:table-cell>
          <table:table-cell table:style-name="ce25"/>
          <table:table-cell table:style-name="ce38" table:formula="of:=IF(AND(ISNUMBER([.$M9]);[.$M9]=1) ;COUNTIF([.$M$7:.$M$17];&quot;=1&quot;);0)" office:value-type="float" office:value="0">
            <text:p>0</text:p>
          </table:table-cell>
          <table:table-cell table:style-name="ce38" table:formula="of:=IF(AND(ISNUMBER([.$M9]);[.$M9]=2) ;COUNTIF([.$M$7:.$M$17];&quot;=2&quot;);0)" office:value-type="float" office:value="0">
            <text:p>0</text:p>
          </table:table-cell>
          <table:table-cell table:style-name="ce38" table:formula="of:=IF(AND(ISNUMBER([.$M9]);[.$M9]=3) ;COUNTIF([.$M$7:.$M$17];&quot;=3&quot;);0)" office:value-type="float" office:value="0">
            <text:p>0</text:p>
          </table:table-cell>
          <table:table-cell table:style-name="ce40" table:formula="of:=IF(ISBLANK([.M9]);1;1/SUM([.N9:.P9]))" office:value-type="float" office:value="1">
            <text:p>1</text:p>
          </table:table-cell>
          <table:table-cell table:style-name="ce25"/>
          <table:table-cell table:style-name="ce51" table:formula="of:=[.R9]*5*[.K9]" office:value-type="float" office:value="0">
            <text:p>0</text:p>
          </table:table-cell>
          <table:table-cell table:style-name="ce54" table:formula="of:=([.E9]+[.L9]+[.S9])*[.G9]/[.I9]*[.Q9]" office:value-type="float" office:value="10800">
            <text:p>10800</text:p>
          </table:table-cell>
          <table:table-cell table:style-name="ce38"/>
          <table:table-cell table:style-name="ce56" table:formula="of:=IF(ISBLANK([.$B$3]);1;IF(RANK([.T9];[.$T$7:.$T$17];0)=1;1;IF(RANK([.T9];[.$T$7:.$T$17];0)=2;0.75;0.5)))" office:value-type="float" office:value="0.75">
            <text:p>.75</text:p>
          </table:table-cell>
          <table:table-cell table:style-name="ce58" table:formula="of:=ROUND([.T9]*MAX([.U9];1)*[.V9];0)" office:value-type="float" office:value="8100">
            <text:p>8100</text:p>
          </table:table-cell>
        </table:table-row>
        <table:table-row table:style-name="ro1">
          <table:table-cell table:style-name="ce15" office:value-type="string">
            <text:p>Soften earth and stone</text:p>
          </table:table-cell>
          <table:table-cell table:style-name="ce17" office:value-type="float" office:value="1800">
            <text:p>1800</text:p>
          </table:table-cell>
          <table:table-cell table:style-name="ce25" office:value-type="float" office:value="2">
            <text:p>2</text:p>
          </table:table-cell>
          <table:table-cell table:style-name="ce28" table:formula="of:=MAX([.C10]*2-1;1)" office:value-type="float" office:value="3">
            <text:p>3</text:p>
          </table:table-cell>
          <table:table-cell table:style-name="ce32" table:formula="of:=[.B10]*[.C10]*[.D10]" office:value-type="float" office:value="10800">
            <text:p>10800</text:p>
          </table:table-cell>
          <table:table-cell/>
          <table:table-cell table:style-name="ce28" table:formula="of:=IF(ISBLANK([.F10]);1;VLOOKUP([.F10];[Lookups.$A$9:.$B$14];2))" office:value-type="float" office:value="1">
            <text:p>1</text:p>
          </table:table-cell>
          <table:table-cell table:style-name="ce25"/>
          <table:table-cell table:style-name="ce28" table:formula="of:=IF([.H10]&gt;0;(5/[.H10]);1)" office:value-type="float" office:value="1">
            <text:p>1</text:p>
          </table:table-cell>
          <table:table-cell table:style-name="ce25"/>
          <table:table-cell table:style-name="ce28" table:formula="of:=IF([.B10]&gt;100;IF([.H10]&gt;0;50;100);MAX([.U10];1))" office:value-type="float" office:value="100">
            <text:p>100</text:p>
          </table:table-cell>
          <table:table-cell table:style-name="ce32" table:formula="of:=[.J10]*[.K10]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8" table:formula="of:=IF(AND(ISNUMBER([.$M10]);[.$M10]=1) ;COUNTIF([.$M$7:.$M$17];&quot;=1&quot;);0)" office:value-type="float" office:value="2">
            <text:p>2</text:p>
          </table:table-cell>
          <table:table-cell table:style-name="ce38" table:formula="of:=IF(AND(ISNUMBER([.$M10]);[.$M10]=2) ;COUNTIF([.$M$7:.$M$17];&quot;=2&quot;);0)" office:value-type="float" office:value="0">
            <text:p>0</text:p>
          </table:table-cell>
          <table:table-cell table:style-name="ce38" table:formula="of:=IF(AND(ISNUMBER([.$M10]);[.$M10]=3) ;COUNTIF([.$M$7:.$M$17];&quot;=3&quot;);0)" office:value-type="float" office:value="0">
            <text:p>0</text:p>
          </table:table-cell>
          <table:table-cell table:style-name="ce40" table:formula="of:=IF(ISBLANK([.M10]);1;1/SUM([.N10:.P10]))" office:value-type="float" office:value="0.5">
            <text:p>.5</text:p>
          </table:table-cell>
          <table:table-cell table:style-name="ce25"/>
          <table:table-cell table:style-name="ce51" table:formula="of:=[.R10]*5*[.K10]" office:value-type="float" office:value="0">
            <text:p>0</text:p>
          </table:table-cell>
          <table:table-cell table:style-name="ce54" table:formula="of:=([.E10]+[.L10]+[.S10])*[.G10]/[.I10]*[.Q10]" office:value-type="float" office:value="5400">
            <text:p>5400</text:p>
          </table:table-cell>
          <table:table-cell table:style-name="ce38"/>
          <table:table-cell table:style-name="ce56" table:formula="of:=IF(ISBLANK([.$B$3]);1;IF(RANK([.T10];[.$T$7:.$T$17];0)=1;1;IF(RANK([.T10];[.$T$7:.$T$17];0)=2;0.75;0.5)))" office:value-type="float" office:value="0.5">
            <text:p>.5</text:p>
          </table:table-cell>
          <table:table-cell table:style-name="ce58" table:formula="of:=ROUND([.T10]*MAX([.U10];1)*[.V10];0)" office:value-type="float" office:value="2700">
            <text:p>2700</text:p>
          </table:table-cell>
        </table:table-row>
        <table:table-row table:style-name="ro1">
          <table:table-cell table:style-name="ce15" office:value-type="string">
            <text:p>Transmute mud to rock</text:p>
          </table:table-cell>
          <table:table-cell table:style-name="ce17" office:value-type="float" office:value="1800">
            <text:p>1800</text:p>
          </table:table-cell>
          <table:table-cell table:style-name="ce25" office:value-type="float" office:value="5">
            <text:p>5</text:p>
          </table:table-cell>
          <table:table-cell table:style-name="ce28" table:formula="of:=MAX([.C11]*2-1;1)" office:value-type="float" office:value="9">
            <text:p>9</text:p>
          </table:table-cell>
          <table:table-cell table:style-name="ce32" table:formula="of:=[.B11]*[.C11]*[.D11]" office:value-type="float" office:value="81000">
            <text:p>81000</text:p>
          </table:table-cell>
          <table:table-cell table:style-name="ce25"/>
          <table:table-cell table:style-name="ce28" table:formula="of:=IF(ISBLANK([.F11]);1;VLOOKUP([.F11];[Lookups.$A$9:.$B$14];2))" office:value-type="float" office:value="1">
            <text:p>1</text:p>
          </table:table-cell>
          <table:table-cell table:style-name="ce25"/>
          <table:table-cell table:style-name="ce28" table:formula="of:=IF([.H11]&gt;0;(5/[.H11]);1)" office:value-type="float" office:value="1">
            <text:p>1</text:p>
          </table:table-cell>
          <table:table-cell table:style-name="ce25"/>
          <table:table-cell table:style-name="ce28" table:formula="of:=IF([.B11]&gt;100;IF([.H11]&gt;0;50;100);MAX([.U11];1))" office:value-type="float" office:value="100">
            <text:p>100</text:p>
          </table:table-cell>
          <table:table-cell table:style-name="ce32" table:formula="of:=[.J11]*[.K11]" office:value-type="float" office:value="0">
            <text:p>0</text:p>
          </table:table-cell>
          <table:table-cell table:style-name="ce25" office:value-type="float" office:value="1">
            <text:p>1</text:p>
          </table:table-cell>
          <table:table-cell table:style-name="ce38" table:formula="of:=IF(AND(ISNUMBER([.$M11]);[.$M11]=1) ;COUNTIF([.$M$7:.$M$17];&quot;=1&quot;);0)" office:value-type="float" office:value="2">
            <text:p>2</text:p>
          </table:table-cell>
          <table:table-cell table:style-name="ce38" table:formula="of:=IF(AND(ISNUMBER([.$M11]);[.$M11]=2) ;COUNTIF([.$M$7:.$M$17];&quot;=2&quot;);0)" office:value-type="float" office:value="0">
            <text:p>0</text:p>
          </table:table-cell>
          <table:table-cell table:style-name="ce38" table:formula="of:=IF(AND(ISNUMBER([.$M11]);[.$M11]=3) ;COUNTIF([.$M$7:.$M$17];&quot;=3&quot;);0)" office:value-type="float" office:value="0">
            <text:p>0</text:p>
          </table:table-cell>
          <table:table-cell table:style-name="ce40" table:formula="of:=IF(ISBLANK([.M11]);1;1/SUM([.N11:.P11]))" office:value-type="float" office:value="0.5">
            <text:p>.5</text:p>
          </table:table-cell>
          <table:table-cell table:style-name="ce25"/>
          <table:table-cell table:style-name="ce51" table:formula="of:=[.R11]*5*[.K11]" office:value-type="float" office:value="0">
            <text:p>0</text:p>
          </table:table-cell>
          <table:table-cell table:style-name="ce54" table:formula="of:=([.E11]+[.L11]+[.S11])*[.G11]/[.I11]*[.Q11]" office:value-type="float" office:value="40500">
            <text:p>40500</text:p>
          </table:table-cell>
          <table:table-cell table:style-name="ce38"/>
          <table:table-cell table:style-name="ce56" table:formula="of:=IF(ISBLANK([.$B$3]);1;IF(RANK([.T11];[.$T$7:.$T$17];0)=1;1;IF(RANK([.T11];[.$T$7:.$T$17];0)=2;0.75;0.5)))" office:value-type="float" office:value="1">
            <text:p>1</text:p>
          </table:table-cell>
          <table:table-cell table:style-name="ce58" table:formula="of:=ROUND([.T11]*MAX([.U11];1)*[.V11];0)" office:value-type="float" office:value="40500">
            <text:p>4050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2]*2-1;1)" office:value-type="float" office:value="1">
            <text:p>1</text:p>
          </table:table-cell>
          <table:table-cell table:style-name="ce32" table:formula="of:=[.B12]*[.C12]*[.D12]" office:value-type="float" office:value="0">
            <text:p>0</text:p>
          </table:table-cell>
          <table:table-cell table:style-name="ce25"/>
          <table:table-cell table:style-name="ce28" table:formula="of:=IF(ISBLANK([.F12]);1;VLOOKUP([.F12];[Lookups.$A$9:.$B$14];2))" office:value-type="float" office:value="1">
            <text:p>1</text:p>
          </table:table-cell>
          <table:table-cell table:style-name="ce36"/>
          <table:table-cell table:style-name="ce28" table:formula="of:=IF([.H12]&gt;0;(5/[.H12]);1)" office:value-type="float" office:value="1">
            <text:p>1</text:p>
          </table:table-cell>
          <table:table-cell table:style-name="ce25"/>
          <table:table-cell table:style-name="ce28" table:formula="of:=IF([.B12]&gt;100;IF([.H12]&gt;0;50;100);MAX([.U12];1))" office:value-type="float" office:value="1">
            <text:p>1</text:p>
          </table:table-cell>
          <table:table-cell table:style-name="ce32" table:formula="of:=[.J12]*[.K12]" office:value-type="float" office:value="0">
            <text:p>0</text:p>
          </table:table-cell>
          <table:table-cell table:style-name="ce25"/>
          <table:table-cell table:style-name="ce38" table:formula="of:=IF(AND(ISNUMBER([.$M12]);[.$M12]=1) ;COUNTIF([.$M$7:.$M$17];&quot;=1&quot;);0)" office:value-type="float" office:value="0">
            <text:p>0</text:p>
          </table:table-cell>
          <table:table-cell table:style-name="ce38" table:formula="of:=IF(AND(ISNUMBER([.$M12]);[.$M12]=2) ;COUNTIF([.$M$7:.$M$17];&quot;=2&quot;);0)" office:value-type="float" office:value="0">
            <text:p>0</text:p>
          </table:table-cell>
          <table:table-cell table:style-name="ce38" table:formula="of:=IF(AND(ISNUMBER([.$M12]);[.$M12]=3) ;COUNTIF([.$M$7:.$M$17];&quot;=3&quot;);0)" office:value-type="float" office:value="0">
            <text:p>0</text:p>
          </table:table-cell>
          <table:table-cell table:style-name="ce40" table:formula="of:=IF(ISBLANK([.M12]);1;1/SUM([.N12:.P12]))" office:value-type="float" office:value="1">
            <text:p>1</text:p>
          </table:table-cell>
          <table:table-cell table:style-name="ce25"/>
          <table:table-cell table:style-name="ce51" table:formula="of:=[.R12]*5*[.K12]" office:value-type="float" office:value="0">
            <text:p>0</text:p>
          </table:table-cell>
          <table:table-cell table:style-name="ce54" table:formula="of:=([.E12]+[.L12]+[.S12])*[.G12]/[.I12]*[.Q12]" office:value-type="float" office:value="0">
            <text:p>0</text:p>
          </table:table-cell>
          <table:table-cell table:style-name="ce38"/>
          <table:table-cell table:style-name="ce56" table:formula="of:=IF(ISBLANK([.$B$3]);1;IF(RANK([.T12];[.$T$7:.$T$17];0)=1;1;IF(RANK([.T12];[.$T$7:.$T$17];0)=2;0.75;0.5)))" office:value-type="float" office:value="0.5">
            <text:p>.5</text:p>
          </table:table-cell>
          <table:table-cell table:style-name="ce58" table:formula="of:=ROUND([.T12]*MAX([.U12];1)*[.V12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3]*2-1;1)" office:value-type="float" office:value="1">
            <text:p>1</text:p>
          </table:table-cell>
          <table:table-cell table:style-name="ce32" table:formula="of:=[.B13]*[.C13]*[.D13]" office:value-type="float" office:value="0">
            <text:p>0</text:p>
          </table:table-cell>
          <table:table-cell table:style-name="ce25"/>
          <table:table-cell table:style-name="ce28" table:formula="of:=IF(ISBLANK([.F13]);1;VLOOKUP([.F13];[Lookups.$A$9:.$B$14];2))" office:value-type="float" office:value="1">
            <text:p>1</text:p>
          </table:table-cell>
          <table:table-cell table:style-name="ce25"/>
          <table:table-cell table:style-name="ce28" table:formula="of:=IF([.H13]&gt;0;(5/[.H13]);1)" office:value-type="float" office:value="1">
            <text:p>1</text:p>
          </table:table-cell>
          <table:table-cell table:style-name="ce25"/>
          <table:table-cell table:style-name="ce28" table:formula="of:=IF([.B13]&gt;100;IF([.H13]&gt;0;50;100);MAX([.U13];1))" office:value-type="float" office:value="1">
            <text:p>1</text:p>
          </table:table-cell>
          <table:table-cell table:style-name="ce32" table:formula="of:=[.J13]*[.K13]" office:value-type="float" office:value="0">
            <text:p>0</text:p>
          </table:table-cell>
          <table:table-cell table:style-name="ce25"/>
          <table:table-cell table:style-name="ce38" table:formula="of:=IF(AND(ISNUMBER([.$M13]);[.$M13]=1) ;COUNTIF([.$M$7:.$M$17];&quot;=1&quot;);0)" office:value-type="float" office:value="0">
            <text:p>0</text:p>
          </table:table-cell>
          <table:table-cell table:style-name="ce38" table:formula="of:=IF(AND(ISNUMBER([.$M13]);[.$M13]=2) ;COUNTIF([.$M$7:.$M$17];&quot;=2&quot;);0)" office:value-type="float" office:value="0">
            <text:p>0</text:p>
          </table:table-cell>
          <table:table-cell table:style-name="ce38" table:formula="of:=IF(AND(ISNUMBER([.$M13]);[.$M13]=3) ;COUNTIF([.$M$7:.$M$17];&quot;=3&quot;);0)" office:value-type="float" office:value="0">
            <text:p>0</text:p>
          </table:table-cell>
          <table:table-cell table:style-name="ce40" table:formula="of:=IF(ISBLANK([.M13]);1;1/SUM([.N13:.P13]))" office:value-type="float" office:value="1">
            <text:p>1</text:p>
          </table:table-cell>
          <table:table-cell table:style-name="ce25"/>
          <table:table-cell table:style-name="ce51" table:formula="of:=[.R13]*5*[.K13]" office:value-type="float" office:value="0">
            <text:p>0</text:p>
          </table:table-cell>
          <table:table-cell table:style-name="ce54" table:formula="of:=([.E13]+[.L13]+[.S13])*[.G13]/[.I13]*[.Q13]" office:value-type="float" office:value="0">
            <text:p>0</text:p>
          </table:table-cell>
          <table:table-cell table:style-name="ce38"/>
          <table:table-cell table:style-name="ce56" table:formula="of:=IF(ISBLANK([.$B$3]);1;IF(RANK([.T13];[.$T$7:.$T$17];0)=1;1;IF(RANK([.T13];[.$T$7:.$T$17];0)=2;0.75;0.5)))" office:value-type="float" office:value="0.5">
            <text:p>.5</text:p>
          </table:table-cell>
          <table:table-cell table:style-name="ce58" table:formula="of:=ROUND([.T13]*MAX([.U13];1)*[.V13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4]*2-1;1)" office:value-type="float" office:value="1">
            <text:p>1</text:p>
          </table:table-cell>
          <table:table-cell table:style-name="ce32" table:formula="of:=[.B14]*[.C14]*[.D14]" office:value-type="float" office:value="0">
            <text:p>0</text:p>
          </table:table-cell>
          <table:table-cell table:style-name="ce25"/>
          <table:table-cell table:style-name="ce28" table:formula="of:=IF(ISBLANK([.F14]);1;VLOOKUP([.F14];[Lookups.$A$9:.$B$14];2))" office:value-type="float" office:value="1">
            <text:p>1</text:p>
          </table:table-cell>
          <table:table-cell table:style-name="ce25"/>
          <table:table-cell table:style-name="ce28" table:formula="of:=IF([.H14]&gt;0;(5/[.H14]);1)" office:value-type="float" office:value="1">
            <text:p>1</text:p>
          </table:table-cell>
          <table:table-cell table:style-name="ce25"/>
          <table:table-cell table:style-name="ce28" table:formula="of:=IF([.B14]&gt;100;IF([.H14]&gt;0;50;100);MAX([.U14];1))" office:value-type="float" office:value="1">
            <text:p>1</text:p>
          </table:table-cell>
          <table:table-cell table:style-name="ce32" table:formula="of:=[.J14]*[.K14]" office:value-type="float" office:value="0">
            <text:p>0</text:p>
          </table:table-cell>
          <table:table-cell table:style-name="ce25"/>
          <table:table-cell table:style-name="ce38" table:formula="of:=IF(AND(ISNUMBER([.$M14]);[.$M14]=1) ;COUNTIF([.$M$7:.$M$17];&quot;=1&quot;);0)" office:value-type="float" office:value="0">
            <text:p>0</text:p>
          </table:table-cell>
          <table:table-cell table:style-name="ce38" table:formula="of:=IF(AND(ISNUMBER([.$M14]);[.$M14]=2) ;COUNTIF([.$M$7:.$M$17];&quot;=2&quot;);0)" office:value-type="float" office:value="0">
            <text:p>0</text:p>
          </table:table-cell>
          <table:table-cell table:style-name="ce38" table:formula="of:=IF(AND(ISNUMBER([.$M14]);[.$M14]=3) ;COUNTIF([.$M$7:.$M$17];&quot;=3&quot;);0)" office:value-type="float" office:value="0">
            <text:p>0</text:p>
          </table:table-cell>
          <table:table-cell table:style-name="ce40" table:formula="of:=IF(ISBLANK([.M14]);1;1/SUM([.N14:.P14]))" office:value-type="float" office:value="1">
            <text:p>1</text:p>
          </table:table-cell>
          <table:table-cell table:style-name="ce25"/>
          <table:table-cell table:style-name="ce51" table:formula="of:=[.R14]*5*[.K14]" office:value-type="float" office:value="0">
            <text:p>0</text:p>
          </table:table-cell>
          <table:table-cell table:style-name="ce54" table:formula="of:=([.E14]+[.L14]+[.S14])*[.G14]/[.I14]*[.Q14]" office:value-type="float" office:value="0">
            <text:p>0</text:p>
          </table:table-cell>
          <table:table-cell table:style-name="ce38"/>
          <table:table-cell table:style-name="ce56" table:formula="of:=IF(ISBLANK([.$B$3]);1;IF(RANK([.T14];[.$T$7:.$T$17];0)=1;1;IF(RANK([.T14];[.$T$7:.$T$17];0)=2;0.75;0.5)))" office:value-type="float" office:value="0.5">
            <text:p>.5</text:p>
          </table:table-cell>
          <table:table-cell table:style-name="ce58" table:formula="of:=ROUND([.T14]*MAX([.U14];1)*[.V14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5]*2-1;1)" office:value-type="float" office:value="1">
            <text:p>1</text:p>
          </table:table-cell>
          <table:table-cell table:style-name="ce32" table:formula="of:=[.B15]*[.C15]*[.D15]" office:value-type="float" office:value="0">
            <text:p>0</text:p>
          </table:table-cell>
          <table:table-cell table:style-name="ce25"/>
          <table:table-cell table:style-name="ce28" table:formula="of:=IF(ISBLANK([.F15]);1;VLOOKUP([.F15];[Lookups.$A$9:.$B$14];2))" office:value-type="float" office:value="1">
            <text:p>1</text:p>
          </table:table-cell>
          <table:table-cell table:style-name="ce25"/>
          <table:table-cell table:style-name="ce28" table:formula="of:=IF([.H15]&gt;0;(5/[.H15]);1)" office:value-type="float" office:value="1">
            <text:p>1</text:p>
          </table:table-cell>
          <table:table-cell table:style-name="ce25"/>
          <table:table-cell table:style-name="ce28" table:formula="of:=IF([.B15]&gt;100;IF([.H15]&gt;0;50;100);MAX([.U15];1))" office:value-type="float" office:value="1">
            <text:p>1</text:p>
          </table:table-cell>
          <table:table-cell table:style-name="ce32" table:formula="of:=[.J15]*[.K15]" office:value-type="float" office:value="0">
            <text:p>0</text:p>
          </table:table-cell>
          <table:table-cell table:style-name="ce25"/>
          <table:table-cell table:style-name="ce38" table:formula="of:=IF(AND(ISNUMBER([.$M15]);[.$M15]=1) ;COUNTIF([.$M$7:.$M$17];&quot;=1&quot;);0)" office:value-type="float" office:value="0">
            <text:p>0</text:p>
          </table:table-cell>
          <table:table-cell table:style-name="ce38" table:formula="of:=IF(AND(ISNUMBER([.$M15]);[.$M15]=2) ;COUNTIF([.$M$7:.$M$17];&quot;=2&quot;);0)" office:value-type="float" office:value="0">
            <text:p>0</text:p>
          </table:table-cell>
          <table:table-cell table:style-name="ce38" table:formula="of:=IF(AND(ISNUMBER([.$M15]);[.$M15]=3) ;COUNTIF([.$M$7:.$M$17];&quot;=3&quot;);0)" office:value-type="float" office:value="0">
            <text:p>0</text:p>
          </table:table-cell>
          <table:table-cell table:style-name="ce40" table:formula="of:=IF(ISBLANK([.M15]);1;1/SUM([.N15:.P15]))" office:value-type="float" office:value="1">
            <text:p>1</text:p>
          </table:table-cell>
          <table:table-cell table:style-name="ce25"/>
          <table:table-cell table:style-name="ce51" table:formula="of:=[.R15]*5*[.K15]" office:value-type="float" office:value="0">
            <text:p>0</text:p>
          </table:table-cell>
          <table:table-cell table:style-name="ce54" table:formula="of:=([.E15]+[.L15]+[.S15])*[.G15]/[.I15]*[.Q15]" office:value-type="float" office:value="0">
            <text:p>0</text:p>
          </table:table-cell>
          <table:table-cell table:style-name="ce38"/>
          <table:table-cell table:style-name="ce56" table:formula="of:=IF(ISBLANK([.$B$3]);1;IF(RANK([.T15];[.$T$7:.$T$17];0)=1;1;IF(RANK([.T15];[.$T$7:.$T$17];0)=2;0.75;0.5)))" office:value-type="float" office:value="0.5">
            <text:p>.5</text:p>
          </table:table-cell>
          <table:table-cell table:style-name="ce58" table:formula="of:=ROUND([.T15]*MAX([.U15];1)*[.V15];0)" office:value-type="float" office:value="0">
            <text:p>0</text:p>
          </table:table-cell>
        </table:table-row>
        <table:table-row table:style-name="ro1">
          <table:table-cell table:style-name="ce14"/>
          <table:table-cell table:style-name="ce20"/>
          <table:table-cell table:style-name="ce25"/>
          <table:table-cell table:style-name="ce28" table:formula="of:=MAX([.C16]*2-1;1)" office:value-type="float" office:value="1">
            <text:p>1</text:p>
          </table:table-cell>
          <table:table-cell table:style-name="ce32" table:formula="of:=[.B16]*[.C16]*[.D16]" office:value-type="float" office:value="0">
            <text:p>0</text:p>
          </table:table-cell>
          <table:table-cell table:style-name="ce25"/>
          <table:table-cell table:style-name="ce28" table:formula="of:=IF(ISBLANK([.F16]);1;VLOOKUP([.F16];[Lookups.$A$9:.$B$14];2))" office:value-type="float" office:value="1">
            <text:p>1</text:p>
          </table:table-cell>
          <table:table-cell table:style-name="ce25"/>
          <table:table-cell table:style-name="ce28" table:formula="of:=IF([.H16]&gt;0;(5/[.H16]);1)" office:value-type="float" office:value="1">
            <text:p>1</text:p>
          </table:table-cell>
          <table:table-cell table:style-name="ce25"/>
          <table:table-cell table:style-name="ce28" table:formula="of:=IF([.B16]&gt;100;IF([.H16]&gt;0;50;100);MAX([.U16];1))" office:value-type="float" office:value="1">
            <text:p>1</text:p>
          </table:table-cell>
          <table:table-cell table:style-name="ce32" table:formula="of:=[.J16]*[.K16]" office:value-type="float" office:value="0">
            <text:p>0</text:p>
          </table:table-cell>
          <table:table-cell table:style-name="ce25"/>
          <table:table-cell table:style-name="ce38" table:formula="of:=IF(AND(ISNUMBER([.$M16]);[.$M16]=1) ;COUNTIF([.$M$7:.$M$17];&quot;=1&quot;);0)" office:value-type="float" office:value="0">
            <text:p>0</text:p>
          </table:table-cell>
          <table:table-cell table:style-name="ce38" table:formula="of:=IF(AND(ISNUMBER([.$M16]);[.$M16]=2) ;COUNTIF([.$M$7:.$M$17];&quot;=2&quot;);0)" office:value-type="float" office:value="0">
            <text:p>0</text:p>
          </table:table-cell>
          <table:table-cell table:style-name="ce38" table:formula="of:=IF(AND(ISNUMBER([.$M16]);[.$M16]=3) ;COUNTIF([.$M$7:.$M$17];&quot;=3&quot;);0)" office:value-type="float" office:value="0">
            <text:p>0</text:p>
          </table:table-cell>
          <table:table-cell table:style-name="ce40" table:formula="of:=IF(ISBLANK([.M16]);1;1/SUM([.N16:.P16]))" office:value-type="float" office:value="1">
            <text:p>1</text:p>
          </table:table-cell>
          <table:table-cell table:style-name="ce25"/>
          <table:table-cell table:style-name="ce51" table:formula="of:=[.R16]*5*[.K16]" office:value-type="float" office:value="0">
            <text:p>0</text:p>
          </table:table-cell>
          <table:table-cell table:style-name="ce54" table:formula="of:=([.E16]+[.L16]+[.S16])*[.G16]/[.I16]*[.Q16]" office:value-type="float" office:value="0">
            <text:p>0</text:p>
          </table:table-cell>
          <table:table-cell table:style-name="ce38"/>
          <table:table-cell table:style-name="ce56" table:formula="of:=IF(ISBLANK([.$B$3]);1;IF(RANK([.T16];[.$T$7:.$T$17];0)=1;1;IF(RANK([.T16];[.$T$7:.$T$17];0)=2;0.75;0.5)))" office:value-type="float" office:value="0.5">
            <text:p>.5</text:p>
          </table:table-cell>
          <table:table-cell table:style-name="ce58" table:formula="of:=ROUND([.T16]*MAX([.U16];1)*[.V16];0)" office:value-type="float" office:value="0">
            <text:p>0</text:p>
          </table:table-cell>
        </table:table-row>
        <table:table-row table:style-name="ro1">
          <table:table-cell table:style-name="ce16"/>
          <table:table-cell table:style-name="ce21"/>
          <table:table-cell table:style-name="ce26"/>
          <table:table-cell table:style-name="ce29" table:formula="of:=MAX([.C17]*2-1;1)" office:value-type="float" office:value="1">
            <text:p>1</text:p>
          </table:table-cell>
          <table:table-cell table:style-name="ce33" table:formula="of:=[.B17]*[.C17]*[.D17]" office:value-type="float" office:value="0">
            <text:p>0</text:p>
          </table:table-cell>
          <table:table-cell table:style-name="ce26"/>
          <table:table-cell table:style-name="ce29" table:formula="of:=IF(ISBLANK([.F17]);1;VLOOKUP([.F17];[Lookups.$A$9:.$B$14];2))" office:value-type="float" office:value="1">
            <text:p>1</text:p>
          </table:table-cell>
          <table:table-cell table:style-name="ce26"/>
          <table:table-cell table:style-name="ce29" table:formula="of:=IF([.H17]&gt;0;(5/[.H17]);1)" office:value-type="float" office:value="1">
            <text:p>1</text:p>
          </table:table-cell>
          <table:table-cell table:style-name="ce26"/>
          <table:table-cell table:style-name="ce29" table:formula="of:=IF([.B17]&gt;100;IF([.H17]&gt;0;50;100);MAX([.U17];1))" office:value-type="float" office:value="1">
            <text:p>1</text:p>
          </table:table-cell>
          <table:table-cell table:style-name="ce33" table:formula="of:=[.J17]*[.K17]" office:value-type="float" office:value="0">
            <text:p>0</text:p>
          </table:table-cell>
          <table:table-cell table:style-name="ce26"/>
          <table:table-cell table:style-name="ce39" table:formula="of:=IF(AND(ISNUMBER([.$M17]);[.$M17]=1) ;COUNTIF([.$M$7:.$M$17];&quot;=1&quot;);0)" office:value-type="float" office:value="0">
            <text:p>0</text:p>
          </table:table-cell>
          <table:table-cell table:style-name="ce39" table:formula="of:=IF(AND(ISNUMBER([.$M17]);[.$M17]=2) ;COUNTIF([.$M$7:.$M$17];&quot;=2&quot;);0)" office:value-type="float" office:value="0">
            <text:p>0</text:p>
          </table:table-cell>
          <table:table-cell table:style-name="ce39" table:formula="of:=IF(AND(ISNUMBER([.$M17]);[.$M17]=3) ;COUNTIF([.$M$7:.$M$17];&quot;=3&quot;);0)" office:value-type="float" office:value="0">
            <text:p>0</text:p>
          </table:table-cell>
          <table:table-cell table:style-name="ce41" table:formula="of:=IF(ISBLANK([.M17]);1;1/SUM([.N17:.P17]))" office:value-type="float" office:value="1">
            <text:p>1</text:p>
          </table:table-cell>
          <table:table-cell table:style-name="ce26"/>
          <table:table-cell table:style-name="ce52" table:formula="of:=[.R17]*5*[.K17]" office:value-type="float" office:value="0">
            <text:p>0</text:p>
          </table:table-cell>
          <table:table-cell table:style-name="ce55" table:formula="of:=([.E17]+[.L17]+[.S17])*[.G17]/[.I17]*[.Q17]" office:value-type="float" office:value="0">
            <text:p>0</text:p>
          </table:table-cell>
          <table:table-cell table:style-name="ce39"/>
          <table:table-cell table:style-name="ce57" table:formula="of:=IF(ISBLANK([.$B$3]);1;IF(RANK([.T17];[.$T$7:.$T$17];0)=1;1;IF(RANK([.T17];[.$T$7:.$T$17];0)=2;0.75;0.5)))" office:value-type="float" office:value="0.5">
            <text:p>.5</text:p>
          </table:table-cell>
          <table:table-cell table:style-name="ce59" table:formula="of:=ROUND([.T17]*MAX([.U17];1)*[.V17];0)" office:value-type="float" office:value="0">
            <text:p>0</text:p>
          </table:table-cell>
        </table:table-row>
        <table:table-row table:style-name="ro1">
          <table:table-cell table:style-name="ce11" office:value-type="string">
            <text:p>Rounding</text:p>
          </table:table-cell>
          <table:table-cell table:style-name="Default"/>
          <table:table-cell table:number-columns-repeated="21"/>
        </table:table-row>
        <table:table-row table:style-name="ro1">
          <table:table-cell table:style-name="ce11" office:value-type="string">
            <text:p>Magic Total</text:p>
          </table:table-cell>
          <table:table-cell table:style-name="ce17" table:formula="of:=SUM([.W7:.W17])" office:value-type="float" office:value="52200" table:number-columns-spanned="3" table:number-rows-spanned="1">
            <text:p>52200</text:p>
          </table:table-cell>
          <table:covered-table-cell table:style-name="ce17"/>
          <table:covered-table-cell/>
          <table:table-cell table:number-columns-repeated="19"/>
        </table:table-row>
        <table:table-row table:style-name="ro1">
          <table:table-cell table:style-name="ce11" office:value-type="string">
            <text:p>Class Restricted</text:p>
          </table:table-cell>
          <table:table-cell table:style-name="ce17" table:formula="of:=IF(ISBLANK([.B4]);[.B19]*1;[.B19]*0.6)" office:value-type="float" office:value="52200" table:number-columns-spanned="3" table:number-rows-spanned="1">
            <text:p>52200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 table:style-name="ce11" office:value-type="string">
            <text:p>Material Total</text:p>
          </table:table-cell>
          <table:table-cell table:style-name="ce17" table:formula="of:=[.B2]+[.B1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9"/>
        </table:table-row>
        <table:table-row table:style-name="ro1">
          <table:table-cell table:style-name="ce11" office:value-type="string">
            <text:p>Grand Total</text:p>
          </table:table-cell>
          <table:table-cell table:style-name="ce17" table:formula="of:=[.B20]+[.B21]" office:value-type="float" office:value="52200" table:number-columns-spanned="3" table:number-rows-spanned="1">
            <text:p>52200</text:p>
          </table:table-cell>
          <table:covered-table-cell table:number-columns-repeated="2"/>
          <table:table-cell table:style-name="ce11" office:value-type="string">
            <text:p>Quasi</text:p>
          </table:table-cell>
          <table:table-cell table:style-name="ce34" table:formula="of:=[.B22]*[.C5]" office:value-type="float" office:value="13050" table:number-columns-spanned="4" table:number-rows-spanned="1">
            <text:p>13050</text:p>
          </table:table-cell>
          <table:covered-table-cell/>
          <table:covered-table-cell table:style-name="ce34"/>
          <table:covered-table-cell/>
          <table:table-cell/>
          <table:table-cell table:style-name="ce17" office:value-type="float" office:value="5" table:number-columns-spanned="3" table:number-rows-spanned="1">
            <text:p>5</text:p>
          </table:table-cell>
          <table:covered-table-cell table:number-columns-repeated="2"/>
          <table:table-cell table:number-columns-repeated="3"/>
          <table:table-cell table:style-name="ce17" table:formula="of:=[.K22]*4" office:value-type="float" office:value="20" table:number-columns-spanned="2" table:number-rows-spanned="1">
            <text:p>20</text:p>
          </table:table-cell>
          <table:covered-table-cell table:style-name="ce17"/>
          <table:table-cell table:style-name="ce17"/>
          <table:table-cell table:style-name="ce17" table:formula="of:=[.Q22]*4" office:value-type="float" office:value="80">
            <text:p>80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Dollar Totals</text:p>
          </table:table-cell>
          <table:table-cell table:style-name="ce22" table:formula="of:=[.B22]*100" office:value-type="currency" office:currency="USD" office:value="5220000" table:number-columns-spanned="3" table:number-rows-spanned="1">
            <text:p>$5,220,000</text:p>
          </table:table-cell>
          <table:covered-table-cell table:number-columns-repeated="2"/>
          <table:table-cell table:style-name="ce11"/>
          <table:table-cell table:style-name="ce22" table:formula="of:=[.F22]*100" office:value-type="currency" office:currency="USD" office:value="1305000" table:number-columns-spanned="4" table:number-rows-spanned="1">
            <text:p>$1,305,000</text:p>
          </table:table-cell>
          <table:covered-table-cell table:number-columns-repeated="3"/>
          <table:table-cell/>
          <table:table-cell table:formula="of:=[.$B$23]/[.K22]" office:value-type="currency" office:currency="USD" office:value="1044000">
            <text:p>$1,044,000</text:p>
          </table:table-cell>
          <table:table-cell table:formula="of:=[.$B$23]/[.L22]" office:value-type="currency" office:currency="USD" office:value="0">
            <text:p>#DIV/0!</text:p>
          </table:table-cell>
          <table:table-cell/>
          <table:table-cell table:formula="of:=[.$B$23]/[.N22]" office:value-type="currency" office:currency="USD" office:value="0">
            <text:p>#DIV/0!</text:p>
          </table:table-cell>
          <table:table-cell table:formula="of:=[.$B$23]/[.O22]" office:value-type="currency" office:currency="USD" office:value="0">
            <text:p>#DIV/0!</text:p>
          </table:table-cell>
          <table:table-cell table:formula="of:=[.$B$23]/[.P22]" office:value-type="currency" office:currency="USD" office:value="0">
            <text:p>#DIV/0!</text:p>
          </table:table-cell>
          <table:table-cell table:style-name="ce17" table:formula="of:=[.$B$23]/[.Q22]" office:value-type="currency" office:currency="USD" office:value="261000" table:number-columns-spanned="2" table:number-rows-spanned="1">
            <text:p>$261,000</text:p>
          </table:table-cell>
          <table:covered-table-cell table:style-name="ce17"/>
          <table:table-cell table:style-name="ce17"/>
          <table:table-cell table:style-name="ce17" table:formula="of:=[.$B$23]/[.T22]" office:value-type="currency" office:currency="USD" office:value="65250">
            <text:p>$65,250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Aurii Total</text:p>
          </table:table-cell>
          <table:table-cell table:style-name="ce22" table:formula="of:=[.B22]*300" office:value-type="currency" office:currency="USD" office:value="15660000" table:number-columns-spanned="3" table:number-rows-spanned="1">
            <text:p>$15,660,000</text:p>
          </table:table-cell>
          <table:covered-table-cell table:number-columns-repeated="2"/>
          <table:table-cell table:style-name="ce11"/>
          <table:table-cell table:style-name="ce22" table:formula="of:=[.F22]*300" office:value-type="currency" office:currency="USD" office:value="3915000" table:number-columns-spanned="4" table:number-rows-spanned="1">
            <text:p>$3,915,000</text:p>
          </table:table-cell>
          <table:covered-table-cell table:number-columns-repeated="3"/>
          <table:table-cell/>
          <table:table-cell table:formula="of:=[.$B$24]/[.K22]" office:value-type="currency" office:currency="USD" office:value="3132000">
            <text:p>$3,132,000</text:p>
          </table:table-cell>
          <table:table-cell table:formula="of:=[.$B$24]/[.L22]" office:value-type="currency" office:currency="USD" office:value="0">
            <text:p>#DIV/0!</text:p>
          </table:table-cell>
          <table:table-cell/>
          <table:table-cell table:formula="of:=[.$B$24]/[.N22]" office:value-type="currency" office:currency="USD" office:value="0">
            <text:p>#DIV/0!</text:p>
          </table:table-cell>
          <table:table-cell table:formula="of:=[.$B$24]/[.O22]" office:value-type="currency" office:currency="USD" office:value="0">
            <text:p>#DIV/0!</text:p>
          </table:table-cell>
          <table:table-cell table:formula="of:=[.$B$24]/[.P22]" office:value-type="currency" office:currency="USD" office:value="0">
            <text:p>#DIV/0!</text:p>
          </table:table-cell>
          <table:table-cell table:style-name="ce17" table:formula="of:=[.$B$24]/[.Q22]" office:value-type="currency" office:currency="USD" office:value="783000" table:number-columns-spanned="2" table:number-rows-spanned="1">
            <text:p>$783,000</text:p>
          </table:table-cell>
          <table:covered-table-cell table:style-name="ce17"/>
          <table:table-cell table:style-name="ce17"/>
          <table:table-cell table:style-name="ce17" table:formula="of:=[.$B$24]/[.T22]" office:value-type="currency" office:currency="USD" office:value="195750">
            <text:p>$195,750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Days to produce</text:p>
          </table:table-cell>
          <table:table-cell table:style-name="ce17" table:formula="of:=ROUND([.B22]/1000;[.B18])" office:value-type="float" office:value="52" table:number-columns-spanned="3" table:number-rows-spanned="1">
            <text:p>52</text:p>
          </table:table-cell>
          <table:covered-table-cell table:number-columns-repeated="2"/>
          <table:table-cell table:style-name="ce11"/>
          <table:table-cell table:style-name="ce35" table:formula="of:=ROUND([.F22]/1000;[.B18])" office:value-type="float" office:value="13" table:number-columns-spanned="4" table:number-rows-spanned="1">
            <text:p>13</text:p>
          </table:table-cell>
          <table:covered-table-cell table:number-columns-repeated="3"/>
          <table:table-cell/>
          <table:table-cell table:formula="of:=[.B23]/5" office:value-type="currency" office:currency="USD" office:value="1044000" table:number-columns-spanned="3" table:number-rows-spanned="1">
            <text:p>$1,044,000</text:p>
          </table:table-cell>
          <table:covered-table-cell table:number-columns-repeated="2"/>
          <table:table-cell table:number-columns-repeated="3"/>
          <table:table-cell table:formula="of:=[.B24]/5" office:value-type="currency" office:currency="USD" office:value="3132000" table:number-columns-spanned="2" table:number-rows-spanned="1">
            <text:p>$3,132,000</text:p>
          </table:table-cell>
          <table:covered-table-cell/>
          <table:table-cell table:number-columns-repeated="5"/>
        </table:table-row>
        <table:table-row table:style-name="ro1">
          <table:table-cell table:style-name="ce11" office:value-type="string">
            <text:p>Investment/day</text:p>
          </table:table-cell>
          <table:table-cell table:style-name="ce22" table:formula="of:=[.B23]/[.B25]" office:value-type="currency" office:currency="USD" office:value="100384.615384615" table:number-columns-spanned="3" table:number-rows-spanned="1">
            <text:p>$100,385</text:p>
          </table:table-cell>
          <table:covered-table-cell table:number-columns-repeated="2"/>
          <table:table-cell table:style-name="ce11"/>
          <table:table-cell table:style-name="ce34" table:formula="of:=[.F23]*[.B5]/[.F25]" office:value-type="currency" office:currency="USD" office:value="301153.846153846" table:number-columns-spanned="4" table:number-rows-spanned="1">
            <text:p>$301,154</text:p>
          </table:table-cell>
          <table:covered-table-cell table:number-columns-repeated="3"/>
          <table:table-cell/>
          <table:table-cell office:value-type="float" office:value="2.5">
            <text:p>2.5</text:p>
          </table:table-cell>
          <table:table-cell table:number-columns-repeated="5"/>
          <table:table-cell table:formula="of:=[.K26]/2" office:value-type="float" office:value="1.25">
            <text:p>1.25</text:p>
          </table:table-cell>
          <table:table-cell table:number-columns-repeated="2"/>
          <table:table-cell table:formula="of:=[.Q26]/2" office:value-type="float" office:value="0.625">
            <text:p>0.63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Total capital/run</text:p>
          </table:table-cell>
          <table:table-cell table:style-name="ce17" table:formula="of:=[.B23]" office:value-type="currency" office:currency="USD" office:value="5220000" table:number-columns-spanned="3" table:number-rows-spanned="1">
            <text:p>$5,220,000</text:p>
          </table:table-cell>
          <table:covered-table-cell table:number-columns-repeated="2"/>
          <table:table-cell table:style-name="ce11" office:value-type="string">
            <text:p>Compar</text:p>
          </table:table-cell>
          <table:table-cell table:style-name="ce34" table:formula="of:=[.F23]*3" office:value-type="currency" office:currency="USD" office:value="3915000" table:number-columns-spanned="4" table:number-rows-spanned="1">
            <text:p>$3,915,000</text:p>
          </table:table-cell>
          <table:covered-table-cell table:number-columns-repeated="3"/>
          <table:table-cell/>
          <table:table-cell table:formula="of:=[.K26]*12" office:value-type="float" office:value="30">
            <text:p>30</text:p>
          </table:table-cell>
          <table:table-cell table:number-columns-repeated="5"/>
          <table:table-cell table:formula="of:=[.Q26]*12" office:value-type="float" office:value="15">
            <text:p>15</text:p>
          </table:table-cell>
          <table:table-cell table:number-columns-repeated="2"/>
          <table:table-cell table:formula="of:=[.T26]*12" office:value-type="float" office:value="7.5">
            <text:p>7.5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Total capital/year</text:p>
          </table:table-cell>
          <table:table-cell table:style-name="ce17" table:formula="of:=ROUND(365/[.B25]*[.B27]/1000000;[.B18]+1) &amp;&quot;$ Mil&quot;" office:value-type="string" office:string-value="36.6$ Mil" table:number-columns-spanned="3" table:number-rows-spanned="1">
            <text:p>36.6$ Mil</text:p>
          </table:table-cell>
          <table:covered-table-cell table:number-columns-repeated="2"/>
          <table:table-cell/>
          <table:table-cell table:style-name="ce34" table:formula="of:=ROUND(365/[.F25]*[.B27]/1000000;[.B18]+1) &amp; &quot; Mil&quot;" office:value-type="string" office:string-value="146.6 Mil" table:number-columns-spanned="4" table:number-rows-spanned="1">
            <text:p>146.6 Mil</text:p>
          </table:table-cell>
          <table:covered-table-cell table:number-columns-repeated="3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21"/>
        </table:table-row>
        <table:table-row table:style-name="ro1">
          <table:table-cell/>
          <table:table-cell table:formula="of:=[.A7] &amp; IF(ISNUMBER([.U7]);&quot; (&quot; &amp; [.U7] &amp; &quot; Units)&quot;;&quot;&quot;) &amp; &quot; (&quot; &amp; VLOOKUP([.B7];[Lookups.$A$2:Lookups.$B$6];2) &amp; &quot; &quot; &amp; [.B7] &amp; &quot; x &quot; &amp; [.C7] &amp; &quot; x &quot; &amp;[.D7] &amp; &quot;)&quot; &amp; IF(ISTEXT([.F7]);&quot; x &quot; &amp; [.G7] &amp; &quot; (Duration)&quot;;&quot;&quot;) &amp; IF([.H7]&gt;0;&quot; / (&quot; &amp; &quot;5/&quot; &amp; [.H7] &amp; &quot; use per day)&quot;;&quot;&quot;) &amp; IF([.Q7]&lt;&gt;1;&quot; x &quot; &amp; ROUND([.Q7];2) &amp; &quot; (Combined Effect)&quot;;&quot;&quot;) &amp; IF([.V7]&lt;&gt;1;&quot; x &quot; &amp; [.V7] &amp; &quot; (Similar SP)&quot;;&quot;&quot;) &amp; &quot; = &quot; &amp; [.W7]" office:value-type="string" office:string-value="Prestidigitation (Command 1800 x 0.5 x 1) x 0.5 (Similar SP) = 450">
            <text:p>Prestidigitation (Command 1800 x 0.5 x 1) x 0.5 (Similar SP) = 450</text:p>
          </table:table-cell>
          <table:table-cell table:number-columns-repeated="21"/>
        </table:table-row>
        <table:table-row table:style-name="ro1">
          <table:table-cell/>
          <table:table-cell table:formula="of:=[.A8] &amp; IF(ISNUMBER([.U8]);&quot; (&quot; &amp; [.U8] &amp; &quot; Units)&quot;;&quot;&quot;) &amp; &quot; (&quot; &amp; VLOOKUP([.B8];[Lookups.$A$2:Lookups.$B$6];2) &amp; &quot; &quot; &amp; [.B8] &amp; &quot; x &quot; &amp; [.C8] &amp; &quot; x &quot; &amp;[.D8] &amp; &quot;)&quot; &amp; IF(ISTEXT([.F8]);&quot; x &quot; &amp; [.G8] &amp; &quot; (Duration)&quot;;&quot;&quot;) &amp; IF([.H8]&gt;0;&quot; / (&quot; &amp; &quot;5/&quot; &amp; [.H8] &amp; &quot; use per day)&quot;;&quot;&quot;) &amp; IF([.Q8]&lt;&gt;1;&quot; x &quot; &amp; ROUND([.Q8];2) &amp; &quot; (Combined Effect)&quot;;&quot;&quot;) &amp; IF([.V8]&lt;&gt;1;&quot; x &quot; &amp; [.V8] &amp; &quot; (Similar SP)&quot;;&quot;&quot;) &amp; &quot; = &quot; &amp; [.W8]" office:value-type="string" office:string-value="Mage hand (Command 1800 x 0.5 x 1) x 0.5 (Similar SP) = 450">
            <text:p>Mage hand (Command 1800 x 0.5 x 1) x 0.5 (Similar SP) = 450</text:p>
          </table:table-cell>
          <table:table-cell table:number-columns-repeated="21"/>
        </table:table-row>
        <table:table-row table:style-name="ro1">
          <table:table-cell/>
          <table:table-cell table:formula="of:=[.A9] &amp; IF(ISNUMBER([.U9]);&quot; (&quot; &amp; [.U9] &amp; &quot; Units)&quot;;&quot;&quot;) &amp; &quot; (&quot; &amp; VLOOKUP([.B9];[Lookups.$A$2:Lookups.$B$6];2) &amp; &quot; &quot; &amp; [.B9] &amp; &quot; x &quot; &amp; [.C9] &amp; &quot; x &quot; &amp;[.D9] &amp; &quot;)&quot; &amp; IF(ISTEXT([.F9]);&quot; x &quot; &amp; [.G9] &amp; &quot; (Duration)&quot;;&quot;&quot;) &amp; IF([.H9]&gt;0;&quot; / (&quot; &amp; &quot;5/&quot; &amp; [.H9] &amp; &quot; use per day)&quot;;&quot;&quot;) &amp; IF([.Q9]&lt;&gt;1;&quot; x &quot; &amp; ROUND([.Q9];2) &amp; &quot; (Combined Effect)&quot;;&quot;&quot;) &amp; IF([.V9]&lt;&gt;1;&quot; x &quot; &amp; [.V9] &amp; &quot; (Similar SP)&quot;;&quot;&quot;) &amp; &quot; = &quot; &amp; [.W9]" office:value-type="string" office:string-value="Slient Image (Command 1800 x 2 x 3) x 0.75 (Similar SP) = 8100">
            <text:p>Slient Image (Command 1800 x 2 x 3) x 0.75 (Similar SP) = 8100</text:p>
          </table:table-cell>
          <table:table-cell table:number-columns-repeated="21"/>
        </table:table-row>
        <table:table-row table:style-name="ro1">
          <table:table-cell/>
          <table:table-cell table:formula="of:=[.A10] &amp; IF(ISNUMBER([.U10]);&quot; (&quot; &amp; [.U10] &amp; &quot; Units)&quot;;&quot;&quot;) &amp; &quot; (&quot; &amp; VLOOKUP([.B10];[Lookups.$A$2:Lookups.$B$6];2) &amp; &quot; &quot; &amp; [.B10] &amp; &quot; x &quot; &amp; [.C10] &amp; &quot; x &quot; &amp;[.D10] &amp; &quot;)&quot; &amp; IF(ISTEXT([.F10]);&quot; x &quot; &amp; [.G10] &amp; &quot; (Duration)&quot;;&quot;&quot;) &amp; IF([.H10]&gt;0;&quot; / (&quot; &amp; &quot;5/&quot; &amp; [.H10] &amp; &quot; use per day)&quot;;&quot;&quot;) &amp; IF([.Q10]&lt;&gt;1;&quot; x &quot; &amp; ROUND([.Q10];2) &amp; &quot; (Combined Effect)&quot;;&quot;&quot;) &amp; IF([.V10]&lt;&gt;1;&quot; x &quot; &amp; [.V10] &amp; &quot; (Similar SP)&quot;;&quot;&quot;) &amp; &quot; = &quot; &amp; [.W10]" office:value-type="string" office:string-value="Soften earth and stone (Command 1800 x 2 x 3) x 0.5 (Combined Effect) x 0.5 (Similar SP) = 2700">
            <text:p>Soften earth and stone (Command 1800 x 2 x 3) x 0.5 (Combined Effect) x 0.5 (Similar SP) = 2700</text:p>
          </table:table-cell>
          <table:table-cell table:number-columns-repeated="21"/>
        </table:table-row>
        <table:table-row table:style-name="ro1">
          <table:table-cell/>
          <table:table-cell table:formula="of:=[.A11] &amp; IF(ISNUMBER([.U11]);&quot; (&quot; &amp; [.U11] &amp; &quot; Units)&quot;;&quot;&quot;) &amp; &quot; (&quot; &amp; VLOOKUP([.B11];[Lookups.$A$2:Lookups.$B$6];2) &amp; &quot; &quot; &amp; [.B11] &amp; &quot; x &quot; &amp; [.C11] &amp; &quot; x &quot; &amp;[.D11] &amp; &quot;)&quot; &amp; IF(ISTEXT([.F11]);&quot; x &quot; &amp; [.G11] &amp; &quot; (Duration)&quot;;&quot;&quot;) &amp; IF([.H11]&gt;0;&quot; / (&quot; &amp; &quot;5/&quot; &amp; [.H11] &amp; &quot; use per day)&quot;;&quot;&quot;) &amp; IF([.Q11]&lt;&gt;1;&quot; x &quot; &amp; ROUND([.Q11];2) &amp; &quot; (Combined Effect)&quot;;&quot;&quot;) &amp; IF([.V11]&lt;&gt;1;&quot; x &quot; &amp; [.V11] &amp; &quot; (Similar SP)&quot;;&quot;&quot;) &amp; &quot; = &quot; &amp; [.W11]" office:value-type="string" office:string-value="Transmute mud to rock (Command 1800 x 5 x 9) x 0.5 (Combined Effect) = 40500">
            <text:p>Transmute mud to rock (Command 1800 x 5 x 9) x 0.5 (Combined Effect) = 40500</text:p>
          </table:table-cell>
          <table:table-cell table:number-columns-repeated="21"/>
        </table:table-row>
        <table:table-row table:style-name="ro1">
          <table:table-cell/>
          <table:table-cell table:formula="of:=[.A12] &amp; IF(ISNUMBER([.U12]);&quot; (&quot; &amp; [.U12] &amp; &quot; Units)&quot;;&quot;&quot;) &amp; &quot; (&quot; &amp; VLOOKUP([.B12];[Lookups.$A$2:Lookups.$B$6];2) &amp; &quot; &quot; &amp; [.B12] &amp; &quot; x &quot; &amp; [.C12] &amp; &quot; x &quot; &amp;[.D12] &amp; &quot;)&quot; &amp; IF(ISTEXT([.F12]);&quot; x &quot; &amp; [.G12] &amp; &quot; (Duration)&quot;;&quot;&quot;) &amp; IF([.H12]&gt;0;&quot; / (&quot; &amp; &quot;5/&quot; &amp; [.H12] &amp; &quot; use per day)&quot;;&quot;&quot;) &amp; IF([.Q12]&lt;&gt;1;&quot; x &quot; &amp; ROUND([.Q12];2) &amp; &quot; (Combined Effect)&quot;;&quot;&quot;) &amp; IF([.V12]&lt;&gt;1;&quot; x &quot; &amp; [.V12] &amp; &quot; (Similar SP)&quot;;&quot;&quot;) &amp; &quot; = &quot; &amp; [.W12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3] &amp; IF(ISNUMBER([.U13]);&quot; (&quot; &amp; [.U13] &amp; &quot; Units)&quot;;&quot;&quot;) &amp; &quot; (&quot; &amp; VLOOKUP([.B13];[Lookups.$A$2:Lookups.$B$6];2) &amp; &quot; &quot; &amp; [.B13] &amp; &quot; x &quot; &amp; [.C13] &amp; &quot; x &quot; &amp;[.D13] &amp; &quot;)&quot; &amp; IF(ISTEXT([.F13]);&quot; x &quot; &amp; [.G13] &amp; &quot; (Duration)&quot;;&quot;&quot;) &amp; IF([.H13]&gt;0;&quot; / (&quot; &amp; &quot;5/&quot; &amp; [.H13] &amp; &quot; use per day)&quot;;&quot;&quot;) &amp; IF([.Q13]&lt;&gt;1;&quot; x &quot; &amp; ROUND([.Q13];2) &amp; &quot; (Combined Effect)&quot;;&quot;&quot;) &amp; IF([.V13]&lt;&gt;1;&quot; x &quot; &amp; [.V13] &amp; &quot; (Similar SP)&quot;;&quot;&quot;) &amp; &quot; = &quot; &amp; [.W13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4] &amp; IF(ISNUMBER([.U14]);&quot; (&quot; &amp; [.U14] &amp; &quot; Units)&quot;;&quot;&quot;) &amp; &quot; (&quot; &amp; VLOOKUP([.B14];[Lookups.$A$2:Lookups.$B$6];2) &amp; &quot; &quot; &amp; [.B14] &amp; &quot; x &quot; &amp; [.C14] &amp; &quot; x &quot; &amp;[.D14] &amp; &quot;)&quot; &amp; IF(ISTEXT([.F14]);&quot; x &quot; &amp; [.G14] &amp; &quot; (Duration)&quot;;&quot;&quot;) &amp; IF([.H14]&gt;0;&quot; / (&quot; &amp; &quot;5/&quot; &amp; [.H14] &amp; &quot; use per day)&quot;;&quot;&quot;) &amp; IF([.Q14]&lt;&gt;1;&quot; x &quot; &amp; ROUND([.Q14];2) &amp; &quot; (Combined Effect)&quot;;&quot;&quot;) &amp; IF([.V14]&lt;&gt;1;&quot; x &quot; &amp; [.V14] &amp; &quot; (Similar SP)&quot;;&quot;&quot;) &amp; &quot; = &quot; &amp; [.W14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5] &amp; IF(ISNUMBER([.U15]);&quot; (&quot; &amp; [.U15] &amp; &quot; Units)&quot;;&quot;&quot;) &amp; &quot; (&quot; &amp; VLOOKUP([.B15];[Lookups.$A$2:Lookups.$B$6];2) &amp; &quot; &quot; &amp; [.B15] &amp; &quot; x &quot; &amp; [.C15] &amp; &quot; x &quot; &amp;[.D15] &amp; &quot;)&quot; &amp; IF(ISTEXT([.F15]);&quot; x &quot; &amp; [.G15] &amp; &quot; (Duration)&quot;;&quot;&quot;) &amp; IF([.H15]&gt;0;&quot; / (&quot; &amp; &quot;5/&quot; &amp; [.H15] &amp; &quot; use per day)&quot;;&quot;&quot;) &amp; IF([.Q15]&lt;&gt;1;&quot; x &quot; &amp; ROUND([.Q15];2) &amp; &quot; (Combined Effect)&quot;;&quot;&quot;) &amp; IF([.V15]&lt;&gt;1;&quot; x &quot; &amp; [.V15] &amp; &quot; (Similar SP)&quot;;&quot;&quot;) &amp; &quot; = &quot; &amp; [.W15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6] &amp; IF(ISNUMBER([.U16]);&quot; (&quot; &amp; [.U16] &amp; &quot; Units)&quot;;&quot;&quot;) &amp; &quot; (&quot; &amp; VLOOKUP([.B16];[Lookups.$A$2:Lookups.$B$6];2) &amp; &quot; &quot; &amp; [.B16] &amp; &quot; x &quot; &amp; [.C16] &amp; &quot; x &quot; &amp;[.D16] &amp; &quot;)&quot; &amp; IF(ISTEXT([.F16]);&quot; x &quot; &amp; [.G16] &amp; &quot; (Duration)&quot;;&quot;&quot;) &amp; IF([.H16]&gt;0;&quot; / (&quot; &amp; &quot;5/&quot; &amp; [.H16] &amp; &quot; use per day)&quot;;&quot;&quot;) &amp; IF([.Q16]&lt;&gt;1;&quot; x &quot; &amp; ROUND([.Q16];2) &amp; &quot; (Combined Effect)&quot;;&quot;&quot;) &amp; IF([.V16]&lt;&gt;1;&quot; x &quot; &amp; [.V16] &amp; &quot; (Similar SP)&quot;;&quot;&quot;) &amp; &quot; = &quot; &amp; [.W16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[.A17] &amp; IF(ISNUMBER([.U17]);&quot; (&quot; &amp; [.U17] &amp; &quot; Units)&quot;;&quot;&quot;) &amp; &quot; (&quot; &amp; VLOOKUP([.B17];[Lookups.$A$2:Lookups.$B$6];2) &amp; &quot; &quot; &amp; [.B17] &amp; &quot; x &quot; &amp; [.C17] &amp; &quot; x &quot; &amp;[.D17] &amp; &quot;)&quot; &amp; IF(ISTEXT([.F17]);&quot; x &quot; &amp; [.G17] &amp; &quot; (Duration)&quot;;&quot;&quot;) &amp; IF([.H17]&gt;0;&quot; / (&quot; &amp; &quot;5/&quot; &amp; [.H17] &amp; &quot; use per day)&quot;;&quot;&quot;) &amp; IF([.Q17]&lt;&gt;1;&quot; x &quot; &amp; ROUND([.Q17];2) &amp; &quot; (Combined Effect)&quot;;&quot;&quot;) &amp; IF([.V17]&lt;&gt;1;&quot; x &quot; &amp; [.V17] &amp; &quot; (Similar SP)&quot;;&quot;&quot;) &amp; &quot; = &quot; &amp; [.W17]" office:value-type="float" office:value="0">
            <text:p>#N/A</text:p>
          </table:table-cell>
          <table:table-cell table:number-columns-repeated="21"/>
        </table:table-row>
        <table:table-row table:style-name="ro1">
          <table:table-cell/>
          <table:table-cell table:formula="of:=&quot;Total = &quot; &amp; [.B19] &amp;  IF(ISBLANK([.B4]);&quot;&quot;;&quot; x .6 (Class/item restricted)&quot;) &amp; IF([.B2]&gt;0;&quot; + &quot; &amp; [.B21] &amp; &quot; (Materials cost) &quot;;&quot;&quot;) &amp; &quot; = &quot; &amp; [.B22]" office:value-type="string" office:string-value="Total = 52200 = 52200">
            <text:p>Total = 52200 = 52200</text:p>
          </table:table-cell>
          <table:table-cell table:number-columns-repeated="21"/>
        </table:table-row>
        <table:table-row table:style-name="ro1">
          <table:table-cell office:value-type="string">
            <text:p>Quasi</text:p>
          </table:table-cell>
          <table:table-cell table:formula="of:=[.B22] &amp; &quot; x &quot; &amp; [.C5] &amp; &quot; (Quasimagical item &quot; &amp; [.B5] &amp; &quot; Mages) = &quot; &amp; [.F22] &amp; &quot; GP&quot;" office:value-type="string" office:string-value="52200 x 0.25 (Quasimagical item 3 Mages) = 13050 GP">
            <text:p>52200 x 0.25 (Quasimagical item 3 Mages) = 13050 GP</text:p>
          </table:table-cell>
          <table:table-cell table:number-columns-repeated="21"/>
        </table:table-row>
        <table:table-row table:style-name="ro1">
          <table:table-cell office:value-type="string">
            <text:p>Quasi</text:p>
          </table:table-cell>
          <table:table-cell table:formula="of:=&quot;USD - &quot; &amp; DOLLAR([.F23])" office:value-type="string" office:string-value="USD - $1,305,000.00">
            <text:p>USD - $1,305,000.00</text:p>
          </table:table-cell>
          <table:table-cell table:number-columns-repeated="21"/>
        </table:table-row>
        <table:table-row table:style-name="ro1">
          <table:table-cell office:value-type="string">
            <text:p>Quasi</text:p>
          </table:table-cell>
          <table:table-cell table:formula="of:=[.F25] &amp; &quot; Days to produce&quot;" office:value-type="string" office:string-value="13 Days to produce">
            <text:p>13 Days to produce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formula="of:=&quot;USD - &quot; &amp; DOLLAR([.B23])" office:value-type="string" office:string-value="USD - $5,220,000.00">
            <text:p>USD - $5,220,000.00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formula="of:=&quot;AURII - &quot; &amp; DOLLAR([.B24])" office:value-type="string" office:string-value="AURII - $15,660,000.00">
            <text:p>AURII - $15,660,000.00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formula="of:=[.B25] &amp; &quot; Days to produce&quot;" office:value-type="string" office:string-value="52 Days to produce">
            <text:p>52 Days to produce</text:p>
          </table:table-cell>
          <table:table-cell table:number-columns-repeated="21"/>
        </table:table-row>
        <table:table-row table:style-name="ro1">
          <table:table-cell office:value-type="string">
            <text:p>Norm</text:p>
          </table:table-cell>
          <table:table-cell table:style-name="Default" table:formula="of:=[.B25]*8 &amp; &quot; Man-hours to produce&quot;" office:value-type="string" office:string-value="416 Man-hours to produce">
            <text:p>416 Man-hours to produce</text:p>
          </table:table-cell>
          <table:table-cell table:number-columns-repeated="21"/>
        </table:table-row>
      </table:table>
      <table:table table:name="Lookups" table:style-name="ta1" table:print="false">
        <table:table-column table:style-name="co11" table:default-cell-style-name="Default"/>
        <table:table-column table:style-name="co12" table:default-cell-style-name="ce12"/>
        <table:table-row table:style-name="ro1">
          <table:table-cell table:style-name="ce42" office:value-type="string" table:number-columns-spanned="2" table:number-rows-spanned="1">
            <text:p>e</text:p>
          </table:table-cell>
          <table:covered-table-cell table:style-name="ce46"/>
        </table:table-row>
        <table:table-row table:style-name="ro1">
          <table:table-cell table:style-name="ce43" office:value-type="float" office:value="25">
            <text:p>25</text:p>
          </table:table-cell>
          <table:table-cell table:style-name="ce47" office:value-type="string">
            <text:p>Single use, spell completion</text:p>
          </table:table-cell>
        </table:table-row>
        <table:table-row table:style-name="ro1">
          <table:table-cell table:style-name="ce44" office:value-type="float" office:value="50">
            <text:p>50</text:p>
          </table:table-cell>
          <table:table-cell table:style-name="ce48" office:value-type="string">
            <text:p>Single use, use activated</text:p>
          </table:table-cell>
        </table:table-row>
        <table:table-row table:style-name="ro1">
          <table:table-cell table:style-name="ce44" office:value-type="float" office:value="750">
            <text:p>750</text:p>
          </table:table-cell>
          <table:table-cell table:style-name="ce48" office:value-type="string">
            <text:p>50 charges</text:p>
          </table:table-cell>
        </table:table-row>
        <table:table-row table:style-name="ro1">
          <table:table-cell table:style-name="ce44" office:value-type="float" office:value="1800">
            <text:p>1800</text:p>
          </table:table-cell>
          <table:table-cell table:style-name="ce48" office:value-type="string">
            <text:p>Command</text:p>
          </table:table-cell>
        </table:table-row>
        <table:table-row table:style-name="ro1">
          <table:table-cell table:style-name="ce45" office:value-type="float" office:value="2000">
            <text:p>2000</text:p>
          </table:table-cell>
          <table:table-cell table:style-name="ce49" office:value-type="string">
            <text:p>Continuous</text:p>
          </table:table-cell>
        </table:table-row>
        <table:table-row table:style-name="ro1">
          <table:table-cell table:style-name="ce45"/>
          <table:table-cell table:style-name="ce49"/>
        </table:table-row>
        <table:table-row table:style-name="ro1">
          <table:table-cell office:value-type="string">
            <text:p>Duration</text:p>
          </table:table-cell>
          <table:table-cell table:style-name="Default"/>
        </table:table-row>
        <table:table-row table:style-name="ro1">
          <table:table-cell office:value-type="string">
            <text:p>60d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day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h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10min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rnd</text:p>
          </table:table-cell>
          <table:table-cell office:value-type="float" office:value="4">
            <text:p>4</text:p>
          </table:table-cell>
        </table:table-row>
      </table:table>
      <table:database-ranges>
        <table:database-range table:target-range-address="Lookups.A10:Lookups.B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0"/>
    </number:number-style>
    <number:number-style style:name="N118">
      <number:number number:decimal-places="2" number:min-integer-digits="0"/>
    </number:number-style>
    <number:currency-style style:name="N12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20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6" number:min-integer-digits="1"/>
    </number:number-style>
    <number:percentage-style style:name="N125">
      <number:number number:decimal-places="1" number:min-integer-digits="1"/>
      <number:text>%</number:text>
    </number:percentage-style>
    <number:number-style style:name="N126">
      <number:number number:decimal-places="2" number:min-integer-digits="0" number:decimal-replacement=""/>
    </number:number-style>
    <number:number-style style:name="N127">
      <number:number number:decimal-places="1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2" draw:display-name="Arrowheads 2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09/14/2010</text:date>, <text:time>00:4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N</meta:initial-creator>
    <meta:creation-date>2010-04-22T13:41:18.67</meta:creation-date>
    <dc:date>2010-09-14T00:47:22.16</dc:date>
    <dc:creator>chris nelson</dc:creator>
    <meta:editing-duration>PT709H50M59S</meta:editing-duration>
    <meta:editing-cycles>25</meta:editing-cycles>
    <meta:generator>OpenOffice.org/3.2$Win32 OpenOffice.org_project/320m18$Build-9502</meta:generator>
    <meta:document-statistic meta:table-count="2" meta:cell-count="397" meta:object-count="0"/>
  </office:meta>
</office:document-meta>
</file>